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1154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nte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I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4" table:number-columns-repeated="16373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uth</text:p>
          </table:table-cell>
          <table:table-cell table:style-name="ce1" office:value-type="string" calcext:value-type="string">
            <text:p>preferences</text:p>
          </table:table-cell>
          <table:table-cell table:style-name="ce2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nha (은하)</text:p>
          </table:table-cell>
          <table:table-cell table:style-name="ce3" office:value-type="date" office:date-value="1997-05-30" calcext:value-type="date">
            <text:p>05/30/97</text:p>
          </table:table-cell>
          <table:table-cell table:style-name="ce6" table:formula="of:=DATEDIF([.C2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eunha-viviz.jpg</text:p>
          </table:table-cell>
          <table:table-cell office:value-type="string" calcext:value-type="string">
            <text:p>“Soft heart, sharp wit. I love rainy days, cozy playlists, and people who make time slow down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B (신비)</text:p>
          </table:table-cell>
          <table:table-cell table:style-name="ce3" office:value-type="date" office:date-value="1998-06-03" calcext:value-type="date">
            <text:p>06/03/98</text:p>
          </table:table-cell>
          <table:table-cell table:style-name="ce6" table:formula="of:=DATEDIF([.C3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inb-viviz.jpg</text:p>
          </table:table-cell>
          <table:table-cell office:value-type="string" calcext:value-type="string">
            <text:p>“I look chill, but my friends say I’m secretly the chaos. Coffee before conversation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ji (엄지)</text:p>
          </table:table-cell>
          <table:table-cell table:style-name="ce3" office:value-type="date" office:date-value="1998-08-19" calcext:value-type="date">
            <text:p>08/19/98</text:p>
          </table:table-cell>
          <table:table-cell table:style-name="ce6" table:formula="of:=DATEDIF([.C4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umij-viviz.jpeg</text:p>
          </table:table-cell>
          <table:table-cell office:value-type="string" calcext:value-type="string">
            <text:p>“Lover of books, brunch, and bad puns. I think laughter is the most underrated love language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 Yu-jin (안유진)</text:p>
          </table:table-cell>
          <table:table-cell table:style-name="ce3" office:value-type="date" office:date-value="2003-09-01" calcext:value-type="date">
            <text:p>09/01/03</text:p>
          </table:table-cell>
          <table:table-cell table:style-name="ce6" table:formula="of:=DATEDIF([.C5];NOW();&quot;y&quot;)"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yujin-ive.jpeg</text:p>
          </table:table-cell>
          <table:table-cell office:value-type="string" calcext:value-type="string">
            <text:p>“Can’t start the day without music and iced Americano. Looking for someone to match my energy (or at least pretend to)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eul (가을)</text:p>
          </table:table-cell>
          <table:table-cell table:style-name="ce3" office:value-type="date" office:date-value="2002-09-24" calcext:value-type="date">
            <text:p>09/24/02</text:p>
          </table:table-cell>
          <table:table-cell table:style-name="ce6" table:formula="of:=DATEDIF([.C6];NOW();&quot;y&quot;)"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gaeul-ive.jpg</text:p>
          </table:table-cell>
          <table:table-cell office:value-type="string" calcext:value-type="string">
            <text:p>“Introvert with extrovert hobbies. Let’s go for long walks and talk about everything and nothing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i (레이)</text:p>
          </table:table-cell>
          <table:table-cell table:style-name="ce3" office:value-type="date" office:date-value="2004-02-03" calcext:value-type="date">
            <text:p>02/03/04</text:p>
          </table:table-cell>
          <table:table-cell table:style-name="ce6" table:formula="of:=DATEDIF([.C7];NOW();&quot;y&quot;)"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goya, Japan</text:p>
          </table:table-cell>
          <table:table-cell office:value-type="string" calcext:value-type="string">
            <text:p>rei-ive.jpeg</text:p>
          </table:table-cell>
          <table:table-cell office:value-type="string" calcext:value-type="string">
            <text:p>“Half soft, half sunshine ☀️. I bake when I’m happy, and laugh when I shouldn’t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g Won-young (장원영)</text:p>
          </table:table-cell>
          <table:table-cell table:style-name="ce3" office:value-type="date" office:date-value="2004-08-31" calcext:value-type="date">
            <text:p>08/31/04</text:p>
          </table:table-cell>
          <table:table-cell table:style-name="ce6" table:formula="of:=DATEDIF([.C8];NOW();&quot;y&quot;)"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wonyoung-ive.jpeg</text:p>
          </table:table-cell>
          <table:table-cell office:value-type="string" calcext:value-type="string">
            <text:p>“I like people who dream big and smile often. Bonus points if you can make me laugh first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z (리즈)</text:p>
          </table:table-cell>
          <table:table-cell table:style-name="ce3" office:value-type="date" office:date-value="2004-11-21" calcext:value-type="date">
            <text:p>11/21/04</text:p>
          </table:table-cell>
          <table:table-cell table:style-name="ce6" table:formula="of:=DATEDIF([.C9];NOW();&quot;y&quot;)"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liz-ive.jpg</text:p>
          </table:table-cell>
          <table:table-cell office:value-type="string" calcext:value-type="string">
            <text:p>“I’m quiet until you get to know me, then it’s endless jokes and late-night talk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eseo (이서)</text:p>
          </table:table-cell>
          <table:table-cell table:style-name="ce3" office:value-type="date" office:date-value="2007-02-21" calcext:value-type="date">
            <text:p>02/21/07</text:p>
          </table:table-cell>
          <table:table-cell table:style-name="ce6" table:formula="of:=DATEDIF([.C10];NOW();&quot;y&quot;)"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leeseo-ive.jpg</text:p>
          </table:table-cell>
          <table:table-cell office:value-type="string" calcext:value-type="string">
            <text:p>“I find joy in little things — sunsets, playlists, and people who notice detail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dan (쵸단)</text:p>
          </table:table-cell>
          <table:table-cell table:style-name="ce3" office:value-type="date" office:date-value="1998-11-01" calcext:value-type="date">
            <text:p>11/01/98</text:p>
          </table:table-cell>
          <table:table-cell table:style-name="ce6" table:formula="of:=DATEDIF([.C11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chodan-qwer.jpeg</text:p>
          </table:table-cell>
          <table:table-cell office:value-type="string" calcext:value-type="string">
            <text:p>“Bright, curious, and occasionally too honest. Let’s skip small talk and go straight to the good stuff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nta (마젠타)</text:p>
          </table:table-cell>
          <table:table-cell table:style-name="ce3" office:value-type="date" office:date-value="1997-06-02" calcext:value-type="date">
            <text:p>06/02/97</text:p>
          </table:table-cell>
          <table:table-cell table:style-name="ce6" table:formula="of:=DATEDIF([.C12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magenta-qwer.jpg</text:p>
          </table:table-cell>
          <table:table-cell office:value-type="string" calcext:value-type="string">
            <text:p>“I live in color — music, art, random adventures. Tell me your weirdest dream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e Si-yeon (이시연)</text:p>
          </table:table-cell>
          <table:table-cell table:style-name="ce3" office:value-type="date" office:date-value="2000-05-16" calcext:value-type="date">
            <text:p>05/16/00</text:p>
          </table:table-cell>
          <table:table-cell table:style-name="ce6" table:formula="of:=DATEDIF([.C13];NOW();&quot;y&quot;)"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iyeon-qwer.jpg</text:p>
          </table:table-cell>
          <table:table-cell office:value-type="string" calcext:value-type="string">
            <text:p>“Ambivert alert 🚨. I’ll either be the calmest or loudest person in the room — no in between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na (히나)</text:p>
          </table:table-cell>
          <table:table-cell table:style-name="ce3" office:value-type="date" office:date-value="2001-01-30" calcext:value-type="date">
            <text:p>01/30/01</text:p>
          </table:table-cell>
          <table:table-cell table:style-name="ce6" table:formula="of:=DATEDIF([.C14];NOW();&quot;y&quot;)"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hina-qwer.jpg</text:p>
          </table:table-cell>
          <table:table-cell office:value-type="string" calcext:value-type="string">
            <text:p>“Optimist at heart 💐. I believe good vibes are contagious, so I try to spread them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U (아이유)</text:p>
          </table:table-cell>
          <table:table-cell table:style-name="ce3" office:value-type="date" office:date-value="1993-05-16" calcext:value-type="date">
            <text:p>05/16/93</text:p>
          </table:table-cell>
          <table:table-cell table:style-name="ce6" table:formula="of:=DATEDIF([.C15];NOW();&quot;y&quot;)"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iu.webp</text:p>
          </table:table-cell>
          <table:table-cell office:value-type="string" calcext:value-type="string">
            <text:p>“Old soul with a young heart. I write, I listen, I wander — mostly looking for good storie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ihyo (지효)</text:p>
          </table:table-cell>
          <table:table-cell table:style-name="ce3" office:value-type="date" office:date-value="1997-02-01" calcext:value-type="date">
            <text:p>02/01/97</text:p>
          </table:table-cell>
          <table:table-cell table:style-name="ce6" table:formula="of:=DATEDIF([.C16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ihyo-twice.jpg</text:p>
          </table:table-cell>
          <table:table-cell office:value-type="string" calcext:value-type="string">
            <text:p>“Driven but soft. I work hard, love deeply, and always finish what I start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yeon (나연)</text:p>
          </table:table-cell>
          <table:table-cell table:style-name="ce3" office:value-type="date" office:date-value="1995-09-22" calcext:value-type="date">
            <text:p>09/22/95</text:p>
          </table:table-cell>
          <table:table-cell table:style-name="ce6" table:formula="of:=DATEDIF([.C17];NOW();&quot;y&quot;)"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nayeon-twice.webp</text:p>
          </table:table-cell>
          <table:table-cell office:value-type="string" calcext:value-type="string">
            <text:p>“Playful energy, serious foodie 🍜. If we vibe, expect spontaneous plans and too much laughter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ongyeon (정연)</text:p>
          </table:table-cell>
          <table:table-cell table:style-name="ce3" office:value-type="date" office:date-value="1996-11-01" calcext:value-type="date">
            <text:p>11/01/96</text:p>
          </table:table-cell>
          <table:table-cell table:style-name="ce6" table:formula="of:=DATEDIF([.C18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eonyeon-twice.jpg</text:p>
          </table:table-cell>
          <table:table-cell office:value-type="string" calcext:value-type="string">
            <text:p>“Straightforward and sincere. I’m into real connections, not perfect one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mo (모모)</text:p>
          </table:table-cell>
          <table:table-cell table:style-name="ce3" office:value-type="date" office:date-value="1996-11-09" calcext:value-type="date">
            <text:p>11/09/96</text:p>
          </table:table-cell>
          <table:table-cell table:style-name="ce6" table:formula="of:=DATEDIF([.C19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yoto, Japan</text:p>
          </table:table-cell>
          <table:table-cell office:value-type="string" calcext:value-type="string">
            <text:p>momo-twice.webp</text:p>
          </table:table-cell>
          <table:table-cell office:value-type="string" calcext:value-type="string">
            <text:p>“I dance, I snack, I repeat 🥟. I laugh at my own jokes — someone has to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a (사나)</text:p>
          </table:table-cell>
          <table:table-cell table:style-name="ce3" office:value-type="date" office:date-value="1996-12-29" calcext:value-type="date">
            <text:p>12/29/96</text:p>
          </table:table-cell>
          <table:table-cell table:style-name="ce6" table:formula="of:=DATEDIF([.C20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saka, Japan</text:p>
          </table:table-cell>
          <table:table-cell office:value-type="string" calcext:value-type="string">
            <text:p>sana-twice.webp</text:p>
          </table:table-cell>
          <table:table-cell office:value-type="string" calcext:value-type="string">
            <text:p>“Flirty by nature, kind by choice. Let’s see if our chemistry is as good as my cooking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a (미나)</text:p>
          </table:table-cell>
          <table:table-cell table:style-name="ce3" office:value-type="date" office:date-value="1997-03-24" calcext:value-type="date">
            <text:p>03/24/97</text:p>
          </table:table-cell>
          <table:table-cell table:style-name="ce6" table:formula="of:=DATEDIF([.C21];NOW();&quot;y&quot;)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Kobe, Japan</text:p>
          </table:table-cell>
          <table:table-cell office:value-type="string" calcext:value-type="string">
            <text:p>mina-twice.jpg</text:p>
          </table:table-cell>
          <table:table-cell office:value-type="string" calcext:value-type="string">
            <text:p>“Graceful chaos in disguise. I love quiet corners, art museums, and honest conversation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hyun (다현)</text:p>
          </table:table-cell>
          <table:table-cell table:style-name="ce3" office:value-type="date" office:date-value="1998-05-28" calcext:value-type="date">
            <text:p>05/28/98</text:p>
          </table:table-cell>
          <table:table-cell table:style-name="ce6" table:formula="of:=DATEDIF([.C22];NOW();&quot;y&quot;)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ahyun-twice.jpg</text:p>
          </table:table-cell>
          <table:table-cell office:value-type="string" calcext:value-type="string">
            <text:p>“Sunshine with a dash of sarcasm 🌤️. If you can make me laugh, I’m probably already interested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eyoung (채영)</text:p>
          </table:table-cell>
          <table:table-cell table:style-name="ce3" office:value-type="date" office:date-value="1999-04-23" calcext:value-type="date">
            <text:p>04/23/99</text:p>
          </table:table-cell>
          <table:table-cell table:style-name="ce6" table:formula="of:=DATEDIF([.C23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chaeyoung-twice.webp</text:p>
          </table:table-cell>
          <table:table-cell office:value-type="string" calcext:value-type="string">
            <text:p>“Artist at heart, rebel in practice. Let’s draw our own story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zuyu (쯔위)</text:p>
          </table:table-cell>
          <table:table-cell table:style-name="ce3" office:value-type="date" office:date-value="1999-06-14" calcext:value-type="date">
            <text:p>06/14/99</text:p>
          </table:table-cell>
          <table:table-cell table:style-name="ce6" table:formula="of:=DATEDIF([.C24];NOW();&quot;y&quot;)"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ainan, Taiwan</text:p>
          </table:table-cell>
          <table:table-cell office:value-type="string" calcext:value-type="string">
            <text:p>tzuyu-twice.webp</text:p>
          </table:table-cell>
          <table:table-cell office:value-type="string" calcext:value-type="string">
            <text:p>“I believe less is more — but I’ll still say yes to dessert 🍰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.Coups (에스쿱스)</text:p>
          </table:table-cell>
          <table:table-cell table:style-name="ce3" office:value-type="date" office:date-value="1995-08-08" calcext:value-type="date">
            <text:p>08/08/95</text:p>
          </table:table-cell>
          <table:table-cell table:style-name="ce6" table:formula="of:=DATEDIF([.C25];NOW();&quot;y&quot;)"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-coups-seventeen.jpg</text:p>
          </table:table-cell>
          <table:table-cell office:value-type="string" calcext:value-type="string">
            <text:p>“Leader energy, soft heart. I’ll take care of you, but also challenge you to grow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shua (조슈아)</text:p>
          </table:table-cell>
          <table:table-cell table:style-name="ce3" office:value-type="date" office:date-value="1995-12-30" calcext:value-type="date">
            <text:p>12/30/95</text:p>
          </table:table-cell>
          <table:table-cell table:style-name="ce6" table:formula="of:=DATEDIF([.C26];NOW();&quot;y&quot;)"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lifornia, United States</text:p>
          </table:table-cell>
          <table:table-cell office:value-type="string" calcext:value-type="string">
            <text:p>joshua-seventeen.jpg</text:p>
          </table:table-cell>
          <table:table-cell office:value-type="string" calcext:value-type="string">
            <text:p>“Gentle charm, guitar in hand 🎸. I value kindness more than anything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 (준)</text:p>
          </table:table-cell>
          <table:table-cell table:style-name="ce3" office:value-type="date" office:date-value="1996-06-10" calcext:value-type="date">
            <text:p>06/10/96</text:p>
          </table:table-cell>
          <table:table-cell table:style-name="ce6" table:formula="of:=DATEDIF([.C27];NOW();&quot;y&quot;)"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uangdong, China</text:p>
          </table:table-cell>
          <table:table-cell office:value-type="string" calcext:value-type="string">
            <text:p>jun-seventeen.jpg</text:p>
          </table:table-cell>
          <table:table-cell office:value-type="string" calcext:value-type="string">
            <text:p>“I’m here for good food, good people, and genuine smile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K / Dokyeom (도겸)</text:p>
          </table:table-cell>
          <table:table-cell table:style-name="ce3" office:value-type="date" office:date-value="1997-02-18" calcext:value-type="date">
            <text:p>02/18/97</text:p>
          </table:table-cell>
          <table:table-cell table:style-name="ce6" table:formula="of:=DATEDIF([.C28];NOW();&quot;y&quot;)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k-seventeen.jpg</text:p>
          </table:table-cell>
          <table:table-cell office:value-type="string" calcext:value-type="string">
            <text:p>“Loud laugh, louder heart. I’ll probably sing in the car — sorry, not sorry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gyu (민규)</text:p>
          </table:table-cell>
          <table:table-cell table:style-name="ce3" office:value-type="date" office:date-value="1997-04-06" calcext:value-type="date">
            <text:p>04/06/97</text:p>
          </table:table-cell>
          <table:table-cell table:style-name="ce6" table:formula="of:=DATEDIF([.C29];NOW();&quot;y&quot;)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mingyu-seventeen.jpg</text:p>
          </table:table-cell>
          <table:table-cell office:value-type="string" calcext:value-type="string">
            <text:p>“Tall, clumsy, but trying my best 😅. I fix things — sometimes even emotion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8 (디에잇)</text:p>
          </table:table-cell>
          <table:table-cell table:style-name="ce3" office:value-type="date" office:date-value="1997-11-07" calcext:value-type="date">
            <text:p>11/07/97</text:p>
          </table:table-cell>
          <table:table-cell table:style-name="ce6" table:formula="of:=DATEDIF([.C30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aoning, China</text:p>
          </table:table-cell>
          <table:table-cell office:value-type="string" calcext:value-type="string">
            <text:p>the8-seventeen.jpg</text:p>
          </table:table-cell>
          <table:table-cell office:value-type="string" calcext:value-type="string">
            <text:p>“Minimalist thinker, maximalist dreamer. I love balance — in art, in life, in love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ungkwan (승관)</text:p>
          </table:table-cell>
          <table:table-cell table:style-name="ce3" office:value-type="date" office:date-value="1998-01-16" calcext:value-type="date">
            <text:p>01/16/98</text:p>
          </table:table-cell>
          <table:table-cell table:style-name="ce6" table:formula="of:=DATEDIF([.C31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seungkwan-seventeen.jpg</text:p>
          </table:table-cell>
          <table:table-cell office:value-type="string" calcext:value-type="string">
            <text:p>“I talk a lot, but I listen better. I’ll remember the small things about you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rnon (버논)</text:p>
          </table:table-cell>
          <table:table-cell table:style-name="ce3" office:value-type="date" office:date-value="1998-02-18" calcext:value-type="date">
            <text:p>02/18/98</text:p>
          </table:table-cell>
          <table:table-cell table:style-name="ce6" table:formula="of:=DATEDIF([.C32];NOW();&quot;y&quot;)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w York, United States</text:p>
          </table:table-cell>
          <table:table-cell office:value-type="string" calcext:value-type="string">
            <text:p>vernon-seventeen.jpg</text:p>
          </table:table-cell>
          <table:table-cell office:value-type="string" calcext:value-type="string">
            <text:p>“Quiet confidence. I like people who think deeply but don’t take life too seriously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no (디노)</text:p>
          </table:table-cell>
          <table:table-cell table:style-name="ce3" office:value-type="date" office:date-value="1999-02-11" calcext:value-type="date">
            <text:p>02/11/99</text:p>
          </table:table-cell>
          <table:table-cell table:style-name="ce6" table:formula="of:=DATEDIF([.C33];NOW();&quot;y&quot;)"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dino-seventeen.jpg</text:p>
          </table:table-cell>
          <table:table-cell office:value-type="string" calcext:value-type="string">
            <text:p>“Work hard, dance harder 💃. Life’s too short to not give it your all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eonghan (정한)</text:p>
          </table:table-cell>
          <table:table-cell table:style-name="ce3" office:value-type="date" office:date-value="1995-10-04" calcext:value-type="date">
            <text:p>10/04/95</text:p>
          </table:table-cell>
          <table:table-cell table:style-name="ce6" table:formula="of:=DATEDIF([.C34];NOW();&quot;y&quot;)"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oul, South Korea</text:p>
          </table:table-cell>
          <table:table-cell office:value-type="string" calcext:value-type="string">
            <text:p>jeonghan-seventeen.jpg</text:p>
          </table:table-cell>
          <table:table-cell office:value-type="string" calcext:value-type="string">
            <text:p>“Angel on stage, professional teaser off it 😇. I like quiet coffee shops, spontaneous trips, and finding peace in chaos.”</text:p>
          </table:table-cell>
          <table:table-cell office:value-type="string" calcext:value-type="string">
            <text:p>demo</text:p>
          </table:table-cell>
          <table:table-cell table:number-columns-repeated="2"/>
          <table:table-cell table:style-name="ce2" table:number-columns-repeated="16373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7"/>
          <table:table-cell table:style-name="ce2" table:number-columns-repeated="16373"/>
        </table:table-row>
        <table:table-row table:style-name="ro1" table:number-rows-repeated="1048539">
          <table:table-cell table:number-columns-repeated="11"/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3:22:50.394467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02:35:44.430898793</meta:creation-date>
    <dc:date>2025-10-29T00:37:41.461213285</dc:date>
    <meta:editing-duration>PT9H31M34S</meta:editing-duration>
    <meta:editing-cycles>15</meta:editing-cycles>
    <meta:generator>LibreOffice/25.2.6.2$Linux_X86_64 LibreOffice_project/520$Build-2</meta:generator>
    <meta:document-statistic meta:table-count="1" meta:cell-count="308" meta:object-count="0"/>
  </office:meta>
</office:document-meta>
</file>